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p text:style-name="P11">Draft Purchase Order</text:p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p text:style-name="P11">Request for Quotation N°: <text:placeholder text:placeholder-type="text">&lt;purchas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Purchase Order N°: <text:placeholder text:placeholder-type="text">&lt;purchas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text:soft-page-break/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text:soft-page-break/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4" meta:paragraph-count="69" meta:word-count="171" meta:character-count="2043"/>
    <meta:user-defined meta:name="Info 1"/>
    <meta:user-defined meta:name="Info 2"/>
    <meta:user-defined meta:name="Info 3"/>
    <meta:user-defined meta:name="Info 4"/>
  </office:meta>
</office:document-meta>
</file>